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officeooo:rsid="0003787e" officeooo:paragraph-rsid="0003787e"/>
    </style:style>
    <style:style style:name="P2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officeooo:rsid="0003787e" officeooo:paragraph-rsid="0003787e"/>
    </style:style>
    <style:style style:name="P3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officeooo:paragraph-rsid="000378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87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2580" style:font-weight-asian="normal" style:font-weight-complex="normal"/>
    </style:style>
    <style:style style:name="T5" style:family="text">
      <style:text-properties fo:font-weight="normal" officeooo:rsid="0003787e" style:font-weight-asian="normal" style:font-weight-complex="normal"/>
    </style:style>
    <style:style style:name="T6" style:family="text">
      <style:text-properties fo:font-weight="normal" officeooo:rsid="000803f5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43375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43375" style:font-weight-asian="bold" style:font-weight-complex="bold"/>
    </style:style>
    <style:style style:name="T11" style:family="text">
      <style:text-properties officeooo:rsid="0004e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Аристотель</text:span> является крупнейшим представителем <text:span text:style-name="T1">древнегреческой </text:span>философии. Он жил в то время, когда Александр Македонский завоевал значитеоьую часть юго-западной Азии и основал огромное гос<text:span text:style-name="T11">у</text:span>дарство. Аристотель в 17 лет поступил в <text:span text:style-name="T1">платоновскую Академию</text:span>, где обучался 2 десятка лет. Он был <text:span text:style-name="T1">не согласен с идеализмом Платона</text:span>, и после долгих споров с ним, отверг его точку зрения и после смерти Платона покинул Академию. Аристотель в течение нескольких лет был учителем Александра Македонского и через несколько лет основал в Афинах Лицей. Его философская школа также называется <text:span text:style-name="T1">перипатической</text:span><text:span text:style-name="T3"> (школа прогуливающихся философов) потому что Аристотель бесдовал с учениками во время прогулки. В Афинай того времени было 2 партии промакедонская и антимакедонсакая и Аристотель входил в первую. После смерти Александра Македонского Аристотель вынужден был покинуть Афины и вскоре умер. </text:span></text:p>
      <text:p text:style-name="P3"><text:span text:style-name="T5">Философские взгляды Аристотеля Изложены в </text:span><text:span text:style-name="T2">сочинениях «Метафизика»</text:span><text:span text:style-name="T5"> и «О душе». В своих философских вглядах Аристотель </text:span><text:span text:style-name="T2">колебался между идеализмом и материализмом</text:span><text:span text:style-name="T5">, тем не менее В. И. Ленин в Философских тетрадях назвал его идеалистом, вот что он говорил про критику Платона: «Когда один идеалист критикует основы другого идеалиста, от этого всегда выигрывает материализм». Аристотель доказывает </text:span><text:span text:style-name="T2">бесплодность платоновского </text:span><text:span text:style-name="T5">учения, вводящего для каждой вещи ее </text:span><text:span text:style-name="T2">идею</text:span><text:span text:style-name="T5">, что вместо реального объяснения явлений лишь удваивает число предметов которые нужно объяснить. Как говорил Аристотель если объяснять </text:span><text:span text:style-name="T2">вещи</text:span><text:span text:style-name="T5"> при помощи </text:span><text:span text:style-name="T2">идей</text:span><text:span text:style-name="T5">, то необходимо следует признать </text:span><text:span text:style-name="T2">идеи </text:span><text:span text:style-name="T5">причинами вещей, однако Платон ?</text:span><text:span text:style-name="T6">связь? </text:span><text:span text:style-name="T5">между </text:span><text:span text:style-name="T2">идеями </text:span><text:span text:style-name="T5">и </text:span><text:span text:style-name="T2">вещами</text:span><text:span text:style-name="T5"> отрицал. Также для одной </text:span><text:span text:style-name="T2">вещи </text:span><text:span text:style-name="T5">может быть </text:span><text:span text:style-name="T2">несколько идей</text:span><text:span text:style-name="T5">, например у </text:span><text:span text:style-name="T2">человека </text:span><text:span text:style-name="T5">может быть </text:span><text:span text:style-name="T2">несколько идей</text:span><text:span text:style-name="T5">: как живого существа, как двуногого, как человека. По мнению Аристотеля Платоновские </text:span><text:span text:style-name="T2">идеи </text:span><text:span text:style-name="T5">не могли объяснить явления природы, как и пифагорейские «числа» потому что по </text:span><text:span text:style-name="T4">П</text:span><text:span text:style-name="T5">лат</text:span><text:span text:style-name="T4">о</text:span><text:span text:style-name="T5">ну идеи оторваны от реального мира, что, по мнению Аристотеля, невозможно. </text:span></text:p>
      <text:p text:style-name="P2"><text:span text:style-name="T3">Аристотель признавал </text:span><text:span text:style-name="T1">объективное</text:span><text:span text:style-name="T3"> </text:span><text:span text:style-name="T1">существование</text:span><text:span text:style-name="T3"> </text:span><text:span text:style-name="T1">материального</text:span><text:span text:style-name="T3"> мира. </text:span><text:span text:style-name="T1">Природа</text:span><text:span text:style-name="T3"> есть </text:span><text:span text:style-name="T1">совокупность</text:span><text:span text:style-name="T3"> вещей, имеющих </text:span><text:span text:style-name="T1">материальный</text:span><text:span text:style-name="T3"> </text:span><text:span text:style-name="T1">субстрат</text:span><text:span text:style-name="T3"> и находящичся в вечном движении и изменении. Филосов построил теорию, согласно которой </text:span><text:span text:style-name="T1">сущность</text:span><text:span text:style-name="T3"> (субстанция) </text:span><text:span text:style-name="T1">находится</text:span><text:span text:style-name="T3"> в самих </text:span><text:span text:style-name="T1">вещах</text:span><text:span text:style-name="T3">. Он разработал </text:span><text:span text:style-name="T1">теорию 4-х причин</text:span><text:span text:style-name="T3">: материальная причина, формальная причина, производящая причина, к</text:span><text:span text:style-name="T4">о</text:span><text:span text:style-name="T3">нечная причина (цель). Вещи состояи из формы и материи. Материя — последний субстрат каждой вещи. Причина в одном из смыслов обозначает входящий <text:s/>в состав вещи материал, из которого вещь возникает. Второй вид причин — </text:span><text:span text:style-name="T1">форма, </text:span><text:span text:style-name="T3">формальная причина. Каждая вещь есть оформленная материя. </text:span><text:span text:style-name="T1">Форма </text:span><text:span text:style-name="T3">состаляет </text:span><text:span text:style-name="T1">суть </text:span><text:span text:style-name="T3">бытия. Материя заключает в себе лишь возможности развития, она нуждается в оформлении , именно благодаря воздействию формы она превращается в </text:span><text:span text:style-name="T1">действительность</text:span><text:span text:style-name="T3">. <text:s/>3-я причина — </text:span><text:span text:style-name="T1">производящая</text:span><text:span text:style-name="T3">, она определяется как </text:span><text:span text:style-name="T9">та, что делает. </text:span><text:span text:style-name="T7">Причина — источник, откуда берет первое свое начало изменение или успокоение: так, например, человек давший совет, является причиною, и отец есть причина ребенка, и вообще то, что делает, есть причина того, что делается, и то, что изменяет — причина того, что изменяется. </text:span><text:span text:style-name="T9">Конечную причину</text:span><text:span text:style-name="T7"> (цель) Аристотель понимает как то </text:span><text:span text:style-name="T9">то, ради чего</text:span><text:span text:style-name="T7"> происходят все природные явления. Идеализм </text:span><text:span text:style-name="T8">А</text:span><text:span text:style-name="T7">ристотеля проявлялся в том, что он утверждал, что каждое явление будто бы содержит в себе изначальную внутреннюю цель (энтелехию) своего развития. </text:span><text:span text:style-name="T8">Философ истолковывает </text:span><text:span text:style-name="T10">природные явления </text:span><text:span text:style-name="T8">по </text:span><text:span text:style-name="T10">образцу </text:span><text:span text:style-name="T8">целеустремленной </text:span><text:span text:style-name="T10">деятельности человека</text:span><text:span text:style-name="T8">. Кроме того, о </text:span><text:span text:style-name="T10">причине </text:span><text:span text:style-name="T8">говорится </text:span><text:span text:style-name="T10">в смысле цели</text:span><text:span text:style-name="T8">, а цель, это то, ради чего, например, цель гулянья — здоровье. Архитектор, строящий дом — производящая причина, план — форм, материалы — материя, законченное здание — цель. </text:span><text:span text:style-name="T10">Природу </text:span><text:span text:style-name="T8">Аристотель рассматривал </text:span><text:span text:style-name="T10">в движении, развитии</text:span><text:span text:style-name="T8">, как </text:span><text:span text:style-name="T10">процесс </text:span><text:span text:style-name="T8">оформления </text:span><text:span text:style-name="T10">материи</text:span><text:span text:style-name="T8">, </text:span><text:span text:style-name="T10">переход </text:span><text:span text:style-name="T8">возможности в действительность. Суть этих положений в том, что </text:span><text:span text:style-name="T10">материя и форма </text:span><text:span text:style-name="T8">рассматриваются в их </text:span><text:span text:style-name="T10">единстве</text:span><text:span text:style-name="T8">. Аристотель говорит о развитии приодных явлений как об оформлении материи. Он рассматривал природу <text:s/>антропоморфически. Аристотель считал </text:span><text:span text:style-name="T10">материю пассивной и бесформенной</text:span><text:span text:style-name="T8">, а </text:span><text:span text:style-name="T10">форму </text:span><text:span text:style-name="T8">определял как </text:span><text:span text:style-name="T10">активное</text:span><text:span text:style-name="T8">, </text:span><text:span text:style-name="T10">деятельное начало</text:span><text:span text:style-name="T8">, делающее вещь тем, что она есть. Это </text:span><text:span text:style-name="T10">противопоставление формы </text:span><text:span text:style-name="T8">и </text:span><text:soft-page-break/><text:span text:style-name="T10">материи </text:span><text:span text:style-name="T8">и является отступлением мыслитея </text:span><text:span text:style-name="T10">от материализма к идеализму</text:span><text:span text:style-name="T8">. Когда архитектор строит дом, то он должен заранее иметь план постройки. Аналогичным образом происходит развитие в природе: </text:span><text:span text:style-name="T10">форма предшествует </text:span><text:span text:style-name="T8">осуществлению природных явлений. В итоге Аристотель приходит к идеализму: к признанию </text:span><text:span text:style-name="T10">формы всех форм — </text:span><text:span text:style-name="T8">мирового духа. Но в философии сыграла теория познания, отвергнув Платоновский мир </text:span><text:span text:style-name="T10">идей</text:span><text:span text:style-name="T8">, Аристотель признал </text:span><text:span text:style-name="T10">природу и материальный мир реальным предметом познания </text:span><text:span text:style-name="T8">и источником опыта, ощущений. Так же он утверждает что ощущения дают знание лишь единично, а задача науки — позние общего в единичных вещах. Отдельные ощущения объединяются в общем чувствилище, находящемся в сердце. В результате повторяемости образуются общие представления. Аристотель различал </text:span><text:span text:style-name="T10">6 видов движения</text:span><text:span text:style-name="T8">: движение в общем смысле, как изменение </text:span><text:span text:style-name="T10">разделяется на</text:span><text:span text:style-name="T8">: изменение по </text:span><text:span text:style-name="T10">сущности </text:span><text:span text:style-name="T8">(</text:span><text:span text:style-name="T10">возникновение </text:span><text:span text:style-name="T8">и </text:span><text:span text:style-name="T10">уничтожение</text:span><text:span text:style-name="T8">) и движение в узком смысле, а именно: </text:span><text:span text:style-name="T10">переход одного состояния в другое </text:span><text:span text:style-name="T8">— изменение по качеству, </text:span><text:span text:style-name="T10">увеличение, уменьшение </text:span><text:span text:style-name="T8">— изменение по количеству и </text:span><text:span text:style-name="T10">перемещение </text:span><text:span text:style-name="T8">— изменение по положению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46:06.162723345</meta:creation-date>
    <dc:date>2023-10-11T20:52:18.011943031</dc:date>
    <meta:editing-duration>PT8H45M23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2" meta:paragraph-count="3" meta:word-count="707" meta:character-count="5243" meta:non-whitespace-character-count="4518"/>
  </office:meta>
</office:document-meta>
</file>